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29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12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nº de palavras</text:p>
          </table:table-cell>
          <table:table-cell table:style-name="ce2" office:value-type="string" calcext:value-type="string">
            <text:p>nº de possibilidades</text:p>
          </table:table-cell>
          <table:table-cell table:style-name="ce4" office:value-type="string" calcext:value-type="string">
            <text:p>bits de entropia</text:p>
          </table:table-cell>
          <table:table-cell table:style-name="ce4" office:value-type="string" calcext:value-type="string">
            <text:p>base 64</text:p>
          </table:table-cell>
          <table:table-cell table:style-name="ce1"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7776; [.A2])" office:value-type="float" office:value="2.84302880299297E+019" calcext:value-type="float">
            <text:p>2.84E+19</text:p>
          </table:table-cell>
          <table:table-cell table:formula="of:=LOG([.B2];2)" office:value-type="float" office:value="64.6240625180289" calcext:value-type="float">
            <text:p>64.6</text:p>
          </table:table-cell>
          <table:table-cell table:formula="of:=LOG([.B2];64)" office:value-type="float" office:value="10.7706770863382" calcext:value-type="float">
            <text:p>10.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7776; [.A3])" office:value-type="float" office:value="2.21073919720733E+023" calcext:value-type="float">
            <text:p>2.21E+23</text:p>
          </table:table-cell>
          <table:table-cell table:formula="of:=LOG([.B3];2)" office:value-type="float" office:value="77.5488750216347" calcext:value-type="float">
            <text:p>77.5</text:p>
          </table:table-cell>
          <table:table-cell table:formula="of:=LOG([.B3];64)" office:value-type="float" office:value="12.9248125036058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7776; [.A4])" office:value-type="float" office:value="1.71907079974842E+027" calcext:value-type="float">
            <text:p>1.72E+27</text:p>
          </table:table-cell>
          <table:table-cell table:formula="of:=LOG([.B4];2)" office:value-type="float" office:value="90.4736875252405" calcext:value-type="float">
            <text:p>90.5</text:p>
          </table:table-cell>
          <table:table-cell table:formula="of:=LOG([.B4];64)" office:value-type="float" office:value="15.0789479208734" calcext:value-type="float">
            <text:p>15.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7776; [.A5])" office:value-type="float" office:value="1.33674945388437E+031" calcext:value-type="float">
            <text:p>1.34E+31</text:p>
          </table:table-cell>
          <table:table-cell table:formula="of:=LOG([.B5];2)" office:value-type="float" office:value="103.398500028846" calcext:value-type="float">
            <text:p>103.4</text:p>
          </table:table-cell>
          <table:table-cell table:formula="of:=LOG([.B5];64)" office:value-type="float" office:value="17.233083338141" calcext:value-type="float">
            <text:p>17.2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8:49:59.828745000</meta:creation-date>
    <dc:date>2016-05-04T04:04:25.913822000</dc:date>
    <meta:editing-duration>PT8H43M49S</meta:editing-duration>
    <meta:editing-cycles>2</meta:editing-cycles>
    <meta:generator>LibreOffice/4.3.7.2$MacOSX_X86_64 LibreOffice_project/8a35821d8636a03b8bf4e15b48f59794652c68ba</meta:generator>
    <meta:document-statistic meta:table-count="1" meta:cell-count="20" meta:object-count="0"/>
  </office:meta>
</office:document-meta>
</file>